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71.4285714285714" calcext:value-type="float">
            <text:p>71.42857142857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29840696594043" calcext:value-type="float">
            <text:p>2.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29840696594043" calcext:value-type="float">
            <text:p>3.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2:11:06.95178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11T19:16:20.034034949</dc:date>
    <meta:editing-duration>P3DT10H57M21S</meta:editing-duration>
    <meta:editing-cycles>64</meta:editing-cycles>
    <meta:generator>LibreOffice/6.0.7.3$Linux_X86_64 LibreOffice_project/00m0$Build-3</meta:generator>
    <meta:document-statistic meta:table-count="10" meta:cell-count="838" meta:object-count="0"/>
  </office:meta>
</office:document-meta>
</file>